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2b2d5e" officeooo:paragraph-rsid="002b2d5e"/>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33efe9" officeooo:paragraph-rsid="0033efe9"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6ce5c" officeooo:paragraph-rsid="0036ce5c"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33efe9"/>
    </style:style>
    <style:style style:name="P5"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b2d5e" officeooo:paragraph-rsid="002b2d5e" style:font-weight-asian="bold" style:font-weight-complex="bold"/>
    </style:style>
    <style:style style:name="P7"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T1" style:family="text">
      <style:text-properties officeooo:rsid="002bda16"/>
    </style:style>
    <style:style style:name="T2" style:family="text">
      <style:text-properties officeooo:rsid="002dcc20"/>
    </style:style>
    <style:style style:name="T3" style:family="text">
      <style:text-properties officeooo:rsid="002f88c6"/>
    </style:style>
    <style:style style:name="T4" style:family="text">
      <style:text-properties officeooo:rsid="0030f75d"/>
    </style:style>
    <style:style style:name="T5" style:family="text">
      <style:text-properties officeooo:rsid="0031b661"/>
    </style:style>
    <style:style style:name="T6" style:family="text">
      <style:text-properties officeooo:rsid="003247b6"/>
    </style:style>
    <style:style style:name="T7" style:family="text">
      <style:text-properties officeooo:rsid="003296ac"/>
    </style:style>
    <style:style style:name="T8" style:family="text">
      <style:text-properties officeooo:rsid="0033efe9"/>
    </style:style>
    <style:style style:name="T9" style:family="text">
      <style:text-properties officeooo:rsid="00349827"/>
    </style:style>
    <style:style style:name="T10" style:family="text">
      <style:text-properties officeooo:rsid="0034e7ab"/>
    </style:style>
    <style:style style:name="T11" style:family="text">
      <style:text-properties officeooo:rsid="00384843"/>
    </style:style>
    <style:style style:name="T12" style:family="text">
      <style:text-properties officeooo:rsid="00391a4a"/>
    </style:style>
    <style:style style:name="T13" style:family="text">
      <style:text-properties officeooo:rsid="003ab0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eams</text:p>
      <text:p text:style-name="P1"><text:s text:c="5"/>You’re asleep. At least that’s what your body is telling you by all the snoring you do. <text:span text:style-name="T1">That’s when the dreams start up. You dream of Amy, you dream of the accident that you came upon. You dream that Amy was in the accident. It’s a terrible mess. She’s dead in your dreams. You dream of a funeral. You’re crying.</text:span></text:p>
      <text:p text:style-name="P1"><text:s text:c="5"/><text:span text:style-name="T2">You wake up. Your heart beat is irregular. It’s fast. You reach for your phone. It’s two a.m. in the morning. You need to find out if Amy is okay. You call her phone.</text:span></text:p>
      <text:p text:style-name="P1"><text:s text:c="5"/><text:span text:style-name="T2">Amy answers with a groggy tone. You’ve woken her up you little shit.</text:span></text:p>
      <text:p text:style-name="P1"><text:s text:c="5"/><text:span text:style-name="T2">You make sure she’s okay, she is. </text:span><text:span text:style-name="T3">You apologize about waking her up. Over and over again you apologize. </text:span><text:span text:style-name="T4">There’s nothing you can do but say you’re sorry. She says she understands and tells you to go back to sleep.</text:span></text:p>
      <text:p text:style-name="P1"><text:s text:c="5"/><text:span text:style-name="T5">Sleep is difficult to find at this moment in time. You get up and brew some coffee. Might as well get some energy while you’re awake.</text:span></text:p>
      <text:p text:style-name="P1"><text:s text:c="5"/><text:span text:style-name="T6">You can’t believe you called Amy. There was no point to any of it.</text:span></text:p>
      <text:p text:style-name="P1"><text:s text:c="5"/><text:span text:style-name="T7">Oh well, you’ll apologize to her in the morning again. Things will be alright. You hope.</text:span></text:p>
      <text:p text:style-name="P1"/>
      <text:p text:style-name="P2">Danger</text:p>
      <text:p text:style-name="P4"><text:s text:c="5"/>Cruising along the highway on your motorcycle, you see a few fighter jets take off <text:span text:style-name="T8">from Mirimar. You wonder where they’re headed or what they’re doing. You’ve always wanted to be a fighter pilot, but couldn’t ever force yourself to go through with the course. You got washed out of the Navy because of it.</text:span></text:p>
      <text:p text:style-name="P4"><text:soft-page-break/><text:s text:c="5"/><text:span text:style-name="T9">Not everyone’s cut out for such a high dangerous job like that. You were one of those people. Oh well, you thought at the time, there would be other chances. In fact there were no other chances at all. </text:span><text:span text:style-name="T10">You lost your chance.</text:span></text:p>
      <text:p text:style-name="P4"><text:s text:c="5"/><text:span text:style-name="T10">It was okay, you muttered to yourself, no harm no foul. You just had to figure out something else to do with your life.</text:span></text:p>
      <text:p text:style-name="P4"><text:s text:c="5"/><text:span text:style-name="T10">There was an amount of danger to flying jets. You didn’t want to always be in that realm of danger anyways.</text:span></text:p>
      <text:p text:style-name="P4"/>
      <text:p text:style-name="P3">Skype</text:p>
      <text:p text:style-name="P5"><text:s text:c="5"/>Sitting on your couch, you reach for your tablet. <text:span text:style-name="T11">Opening Skype you decide to catch up with some old friends.</text:span></text:p>
      <text:p text:style-name="P5"><text:s text:c="5"/><text:span text:style-name="T11">Well they aren’t old, you just haven’t talked with them in a bit.</text:span></text:p>
      <text:p text:style-name="P5"><text:s text:c="5"/><text:span text:style-name="T12">Sarah is the first one you call. She picks up and smiles at you. You talk about the past, the present what’s going on in your lives. It’s a good conversation. At the end of it, she flashes you while sucking on a Popsicle. She always had a devious charm about her.</text:span></text:p>
      <text:p text:style-name="P5"><text:s text:c="5"/><text:span text:style-name="T13">Next up is Mike, you haven’t talked to Mike in years. You don’t even know if he’ll pick up. Not many people use Skype anymo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1T13:10:24.972000000</dc:date>
    <meta:editing-cycles>50</meta:editing-cycles>
    <meta:editing-duration>PT1H38M36S</meta:editing-duration>
    <meta:generator>LibreOffice/7.4.0.3$Windows_X86_64 LibreOffice_project/f85e47c08ddd19c015c0114a68350214f7066f5a</meta:generator>
    <meta:document-statistic meta:table-count="0" meta:image-count="0" meta:object-count="0" meta:page-count="2" meta:paragraph-count="18" meta:word-count="459" meta:character-count="2454" meta:non-whitespace-character-count="1938"/>
    <meta:template xlink:type="simple" xlink:actuate="onRequest" xlink:title="Normal.dotm" xlink:href=""/>
  </office:meta>
</office:document-meta>
</file>